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yssinica SIL" svg:font-family="'Abyssinica SIL'" style:font-pitch="variable"/>
    <style:font-face style:name="Droid Arabic Kufi" svg:font-family="'Droid Arabic Kufi'" style:font-pitch="variable"/>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fo:font-size="12pt" style:font-size-asian="12pt" style:font-size-complex="12pt"/>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master-page-name="">
      <style:paragraph-properties fo:margin-left="0.997cm" fo:margin-right="0.997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5" style:family="paragraph" style:parent-style-name="Standard">
      <style:paragraph-properties fo:margin-left="0.997cm" fo:margin-right="0.997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6" style:family="paragraph" style:parent-style-name="Standard">
      <style:paragraph-properties fo:margin-left="0.997cm" fo:margin-right="0.997cm" fo:text-align="justify" style:justify-single-word="false" fo:text-indent="0cm" style:auto-text-indent="false"/>
      <style:text-properties fo:color="#ffffff" style:font-name="Utsaah" fo:font-size="16pt" style:text-underline-style="none" fo:font-weight="normal" style:font-size-asian="16pt" style:font-weight-asian="normal" style:font-size-complex="16pt" style:font-weight-complex="normal"/>
    </style:style>
    <style:style style:name="P7" style:family="paragraph" style:parent-style-name="Standard">
      <style:paragraph-properties fo:margin-left="0.997cm" fo:margin-right="0.997cm" fo:text-align="justify" style:justify-single-word="false" fo:text-indent="0cm" style:auto-text-indent="false"/>
      <style:text-properties fo:color="#ffffff" style:font-name="DejaVu Sans Condensed" fo:font-size="11pt" fo:font-weight="normal" style:font-size-asian="11pt" style:font-weight-asian="normal" style:font-size-complex="11pt" style:font-weight-complex="normal"/>
    </style:style>
    <style:style style:name="P8" style:family="paragraph" style:parent-style-name="Standard">
      <style:paragraph-properties fo:margin-left="0.997cm" fo:margin-right="0.997cm" fo:text-align="justify" style:justify-single-word="false" fo:text-indent="0cm" style:auto-text-indent="false"/>
      <style:text-properties fo:color="#ffffff" style:font-name="FreeSans" fo:font-size="25pt" style:text-underline-style="none" fo:font-weight="bold" style:font-size-asian="25pt" style:font-weight-asian="bold" style:font-size-complex="25pt" style:font-weight-complex="bold"/>
    </style:style>
    <style:style style:name="P9" style:family="paragraph" style:parent-style-name="Standard">
      <style:paragraph-properties fo:margin-left="0.997cm" fo:margin-right="0.997cm" fo:text-align="justify" style:justify-single-word="false" fo:text-indent="0cm" style:auto-text-indent="false"/>
      <style:text-properties fo:color="#ffffff" style:font-name="FreeSans" fo:font-size="16pt" style:text-underline-style="none" fo:font-weight="bold" style:font-size-asian="16pt" style:font-weight-asian="bold" style:font-size-complex="16pt" style:font-weight-complex="bold"/>
    </style:style>
    <style:style style:name="P10" style:family="paragraph" style:parent-style-name="Standard">
      <style:paragraph-properties fo:margin-left="0.997cm" fo:margin-right="0.997cm" fo:text-align="justify" style:justify-single-word="false" fo:text-indent="0cm" style:auto-text-indent="false"/>
      <style:text-properties fo:color="#ffffff" style:font-name="FreeSans" fo:font-size="13pt" style:text-underline-style="none" fo:font-weight="normal" officeooo:rsid="001eec35" officeooo:paragraph-rsid="001eec35" style:font-size-asian="13pt" style:font-weight-asian="normal" style:font-size-complex="13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Pressetext</text:p>
      <text:p text:style-name="P9"/>
      <text:p text:style-name="P10">Vedrfölnir spielen einen abwechslungsreichen und experimentierfreudigen Extreme Folk Metal, wie die Band ihren Stil selbst nennt.</text:p>
      <text:p text:style-name="P10"/>
      <text:p text:style-name="P10">Thematisch handeln die Songs sowohl von Sagen der nordischen Mythologie, welche auch teils eigen interpretiert werden. Hierbei sind vor allem schnelle sowie melodiöse Riffs, Blastbeats und verschiedenen Folk-Elemente signifikant, denen durch sowohl von hohen Screams als auch tiefen Growls Ausdruck verliehen wird. Doch gibt es auch Songs, die eine ganz eigene Thematik aufweisen und so bspw. auch doom- und/oder blackmetallastig sein können. Auch das obligatorische Sauflied darf in diesem Genre natürlich nicht fehlen, denn spätestens bei diesem brechen beim Publikum alle Dämme und es wird mitgesungen, gemoshed und gebangt was das Zeug hält.</text:p>
      <text:p text:style-name="P10"/>
      <text:p text:style-name="P10">Schon in kurzer Zeit konnte die Band gute Platzierungen in einigen Bandcontests erreichen und nicht nur dadurch einige Auftritte, unter anderem bei einer selbst organisierten Tour absolvieren und damit auf sich aufmerksam machen. Durch den Verlust des Proberaumes und der angespannten beruflichen Rahmensituationen der Bandmitglieder, musste die Band eine unfreiwillige Pause einräumen. Doch dank eines neuen Proberaumes konnte wieder aktiv weiter gerarbeitet werden und so sind sie aktuell an ihrem ersten Silberling, mit dessen Erscheinen sie neu durchstarten w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byssinica SIL" svg:font-family="'Abyssinica SIL'" style:font-pitch="variable"/>
    <style:font-face style:name="Droid Arabic Kufi" svg:font-family="'Droid Arabic Kufi'" style:font-pitch="variable"/>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fo:font-size="12pt" style:font-size-asian="12pt" style:font-size-complex="12pt"/>
    </style:style>
    <style:style style:name="MP3" style:family="paragraph" style:parent-style-name="Footer">
      <style:paragraph-properties fo:text-align="center" style:justify-single-word="false"/>
      <style:text-properties fo:color="#ffffff" style:font-name="Utsaah" fo:font-size="13pt" style:font-size-asian="13pt" style:font-size-complex="13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0"><draw:image xlink:href="Pictures/100002010000023B000001760064B0A3.png" xlink:type="simple" xlink:show="embed" xlink:actuate="onLoad"/></draw:frame></text:p>
        <text:p text:style-name="MP2"/>
      </style:header>
      <style:footer>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17T23:03:20.228833846</dc:date>
    <meta:editing-duration>P1DT21H9M34S</meta:editing-duration>
    <meta:editing-cycles>21</meta:editing-cycles>
    <meta:generator>LibreOffice/4.4.2.2$Linux_X86_64 LibreOffice_project/40m0$Build-2</meta:generator>
    <meta:document-statistic meta:table-count="0" meta:image-count="1" meta:object-count="0" meta:page-count="1" meta:paragraph-count="4" meta:word-count="189" meta:character-count="1353" meta:non-whitespace-character-count="1168"/>
  </office:meta>
</office:document-meta>
</file>